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0b0737" officeooo:paragraph-rsid="000b0737"/>
    </style:style>
    <style:style style:name="P2" style:family="paragraph" style:parent-style-name="Footer">
      <style:paragraph-properties fo:text-align="start" style:justify-single-word="false"/>
      <style:text-properties officeooo:rsid="000b0737" officeooo:paragraph-rsid="000b0737"/>
    </style:style>
    <style:style style:name="P3" style:family="paragraph" style:parent-style-name="Footnote">
      <style:text-properties officeooo:rsid="000b0737" officeooo:paragraph-rsid="000b0737"/>
    </style:style>
    <style:style style:name="P4" style:family="paragraph" style:parent-style-name="Header">
      <style:text-properties officeooo:rsid="000b0737" officeooo:paragraph-rsid="000b0737"/>
    </style:style>
    <style:style style:name="P5" style:family="paragraph" style:parent-style-name="Heading_20_2">
      <style:text-properties officeooo:paragraph-rsid="000b0737"/>
    </style:style>
    <style:style style:name="P6" style:family="paragraph" style:parent-style-name="Text_20_body">
      <style:text-properties fo:font-size="14pt" style:font-size-asian="14pt" style:font-size-complex="14pt"/>
    </style:style>
    <style:style style:name="P7" style:family="paragraph" style:parent-style-name="Text_20_body">
      <loext:graphic-properties draw:fill-gradient-name="gradient" draw:fill-hatch-name="hatch"/>
      <style:paragraph-properties fo:margin-left="0in" fo:margin-right="0in" fo:text-indent="0.3902in" style:auto-text-indent="false"/>
      <style:text-properties fo:font-size="14pt" style:font-size-asian="14pt" style:font-size-complex="14pt"/>
    </style:style>
    <style:style style:name="P8" style:family="paragraph" style:parent-style-name="Text_20_body">
      <style:paragraph-properties fo:break-before="page"/>
      <style:text-properties fo:font-size="14pt" style:font-size-asian="14pt" style:font-size-complex="14pt"/>
    </style:style>
    <style:style style:name="T1" style:family="text">
      <style:text-properties officeooo:rsid="000b0737"/>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Заголовок</text:p>
      <text:p text:style-name="Subtitle">Подзаголовок</text:p>
      <text:h text:style-name="Heading_20_1" text:outline-level="1"><text:span text:style-name="T1">Название р</text:span>аздел<text:span text:style-name="T1">а</text:span></text:h>
      <text:p text:style-name="P7">Lorem ipsum dolor sit amet, consectetur adipiscing elit. Sed accumsan rhoncus dui. Nullam sed ex eu odio sagittis rutrum. Pellentesque habitant morbi tristique senectus et netus et malesuada fames ac turpis egestas. Suspendisse quis ante id tellus suscipit sodales at nec ante. Sed viverra lobortis orci sit amet pellentesque. In sollicitudin arcu ac magna eleifend facilisis. Pellentesque tincidunt mattis leo facilisis interdum. Donec fermentum augue ut interdum sodales. Vivamus ultricies accumsan nibh et vehicula. Donec sagittis odio lacus, vel congue lectus malesuada non. Donec euismod tristique tempor. <text:note text:id="ftn0" text:note-class="footnote"><text:note-citation>1</text:note-citation><text:note-body><text:p text:style-name="P3">Текст сноски</text:p></text:note-body></text:note></text:p>
      <text:h text:style-name="P5" text:outline-level="2"><text:span text:style-name="T1">Название п</text:span>одраздел<text:span text:style-name="T1">а</text:span></text:h>
      <text:section text:style-name="Sect1" text:name="lipsum">
        <text:p text:style-name="P7">Vestibulum ut odio dolor. Cras faucibus, tortor vitae euismod cursus, ante tellus consectetur purus, eu interdum urna neque ut lacus. Mauris id diam lobortis, facilisis velit in, hendrerit nisi. Nam a ipsum pulvinar, dictum lorem in, eleifend enim. Curabitur eu posuere augue, at commodo lorem. Vestibulum metus purus, rutrum at varius sed, semper et tellus. Suspendisse vulputate, mi sed bibendum ultricies, velit lacus convallis nulla, eu vestibulum nisl lectus vitae felis. Nunc velit mauris, semper nec enim eu, convallis placerat ante. Aenean lacinia massa placerat lacus gravida mattis. Curabitur dictum ex eu aliquam hendrerit. Proin a molestie felis, in sodales orci. Morbi viverra in metus a scelerisque. Etiam congue orci in libero rhoncus tincidunt. Sed vel sem at augue tempor gravida. </text:p>
        <text:p text:style-name="P7">Nunc porta purus neque, ut feugiat risus aliquet quis. Vestibulum ut dui id libero venenatis rutrum. Fusce tempus vulputate ante, at tincidunt diam consectetur ut. Sed vel nulla efficitur, suscipit turpis ut, interdum eros. Quisque accumsan egestas nisi, in elementum ex ullamcorper ut. Duis tortor mi, facilisis vestibulum tortor a, interdum rutrum massa. Nam lacus nibh, efficitur sed mollis at, placerat sit amet mauris. Sed ullamcorper sapien rhoncus enim rhoncus tempus. Morbi lacinia felis et elit volutpat, nec posuere purus feugiat. </text:p>
        <text:p text:style-name="P6"><text:soft-page-break/>Curabitur quis euismod mi, a consectetur leo. Donec euismod fringilla purus ac hendrerit. In molestie facilisis sem vitae ultricies. Suspendisse tincidunt ligula vitae urna vestibulum, nec placerat ipsum facilisis. Vivamus quam lacus, varius interdum sodales id, aliquam ut nulla. Donec lobortis diam sit amet mi volutpat, sit amet sollicitudin tellus sollicitudin. Donec ullamcorper dictum orci, sed tristique lectus sodales vitae. Donec facilisis varius sem. Donec placerat ac ipsum vitae eleifend. Class aptent taciti sociosqu ad litora torquent per conubia nostra, per inceptos himenaeos. Nullam eu elit ipsum. Vivamus vel venenatis eros. Integer sed velit ac augue vehicula dictum ut vel quam. Cras massa mi, feugiat tristique justo cursus, dignissim imperdiet leo. </text:p>
        <text:p text:style-name="P6">Nunc consectetur facilisis egestas. Vivamus eget erat pretium, posuere elit vitae, venenatis velit. Maecenas mauris magna, posuere luctus neque at, vulputate faucibus arcu. Duis lobortis enim vel quam vestibulum, at egestas mi sagittis. Class aptent taciti sociosqu ad litora torquent per conubia nostra, per inceptos himenaeos. Nullam neque nibh, sodales vitae tellus nec, scelerisque egestas mi. Vivamus a posuere purus. Curabitur eget ante aliquam, iaculis lorem eu, vestibulum magna. Aliquam mollis hendrerit sagittis. Fusce libero massa, faucibus non mauris sed, ultricies elementum arcu. Curabitur vel blandit tortor. Pellentesque quis ultricies orci, vitae pharetra nisi. </text:p>
      </text:section>
      <text:p text:style-name="P6"/>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0737" officeooo:paragraph-rsid="000b0737"/>
    </style:style>
    <style:style style:name="MP2" style:family="paragraph" style:parent-style-name="Footer">
      <style:paragraph-properties fo:text-align="start" style:justify-single-word="false"/>
      <style:text-properties officeooo:rsid="000b0737" officeooo:paragraph-rsid="000b0737"/>
    </style:style>
    <style:style style:name="MP3" style:family="paragraph" style:parent-style-name="Footer">
      <style:paragraph-properties fo:text-align="end" style:justify-single-word="false"/>
      <style:text-properties officeooo:rsid="000b0737" officeooo:paragraph-rsid="000b073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Верхний колонтитул</text:p>
      </style:header>
      <style:footer>
        <text:p text:style-name="MP2">Нижний колонтитул</text:p>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0T12:40:25.774024610</meta:creation-date>
    <dc:date>2022-01-10T14:38:09.721467344</dc:date>
    <meta:editing-duration>PT47M22S</meta:editing-duration>
    <meta:editing-cycles>3</meta:editing-cycles>
    <meta:generator>LibreOffice/7.2.3.2$Linux_X86_64 LibreOffice_project/20$Build-2</meta:generator>
    <meta:document-statistic meta:table-count="0" meta:image-count="0" meta:object-count="0" meta:page-count="3" meta:paragraph-count="15" meta:word-count="511" meta:character-count="3523" meta:non-whitespace-character-count="3023"/>
  </office:meta>
</office:document-meta>
</file>